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weight="bold" officeooo:rsid="0064f460" officeooo:paragraph-rsid="0064f460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64f460" officeooo:paragraph-rsid="0064f460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5" style:family="paragraph" style:parent-style-name="Standard">
      <style:text-properties style:font-name="Liberation Sans" style:text-underline-style="none" fo:font-weight="normal" officeooo:rsid="0063fa8c" officeooo:paragraph-rsid="003fde6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</text:p>
      <text:p text:style-name="P2"/>
      <text:p text:style-name="P3">Texto.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30T11:40:35.766145769</dc:date>
    <meta:editing-duration>PT15H35M7S</meta:editing-duration>
    <meta:editing-cycles>40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2" meta:word-count="2" meta:character-count="12" meta:non-whitespace-character-count="12"/>
  </office:meta>
</office:document-meta>
</file>